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808080" draw:marker-start-width="0.276cm" draw:marker-end-width="0.276cm" draw:fill="none" draw:fill-color="#eeeee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46cm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d320" draw:textarea-vertical-align="middle"/>
    </style:style>
    <style:style style:name="gr6" style:family="graphic" style:parent-style-name="standard">
      <style:graphic-properties draw:fill="solid" draw:fill-color="#83caff" draw:textarea-vertical-align="middle"/>
    </style:style>
    <style:style style:name="gr7" style:family="graphic" style:parent-style-name="standard">
      <style:graphic-properties draw:fill="solid" draw:fill-color="#eeeeee" draw:textarea-vertical-align="middle"/>
    </style:style>
    <style:style style:name="gr8" style:family="graphic" style:parent-style-name="standard">
      <style:graphic-properties draw:fill="solid" draw:fill-color="#aecf00" draw:textarea-vertical-align="middle"/>
    </style:style>
    <style:style style:name="gr9" style:family="graphic" style:parent-style-name="standard">
      <style:graphic-properties draw:fill="solid" draw:fill-color="#579d1c" draw:textarea-vertical-align="middle"/>
    </style:style>
    <style:style style:name="gr1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1cm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6" style:family="graphic" style:parent-style-name="standard">
      <style:graphic-properties svg:stroke-color="#000000" draw:marker-start="Arrowheads_20_2" draw:marker-start-width="0.3cm" draw:marker-end="Arrowheads_20_2" draw:marker-end-width="0.3cm" draw:textarea-vertical-align="middle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ffffff" fo:font-family="'Courier 10 Pitch'" style:font-pitch="fixed" fo:font-weight="bold" style:font-weight-asian="bold" style:font-weight-complex="bold"/>
    </style:style>
    <style:style style:name="P4" style:family="paragraph">
      <style:paragraph-properties fo:text-align="center"/>
      <style:text-properties fo:color="#000000" fo:font-family="'Courier 10 Pitch'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Courier 10 Pitch'" style:font-pitch="fixed" fo:font-weight="bold" style:font-weight-asian="bold" style:font-weight-complex="bold"/>
    </style:style>
    <style:style style:name="T3" style:family="text">
      <style:text-properties fo:color="#000000" fo:font-family="'Courier 10 Pitch'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001cm" svg:height="8.509cm" svg:x="9.6cm" svg:y="1.381cm">
          <text:p/>
        </draw:rect>
        <draw:rect draw:style-name="gr2" draw:text-style-name="P1" draw:layer="layout" svg:width="8.558cm" svg:height="8.274cm" svg:x="20.414cm" svg:y="1.508cm">
          <text:p/>
        </draw:rect>
        <draw:frame draw:style-name="gr3" draw:layer="layout" svg:width="1.446cm" svg:height="0.962cm" svg:x="20.268cm" svg:y="0.365cm">
          <draw:text-box>
            <text:p>VM</text:p>
          </draw:text-box>
        </draw:frame>
        <draw:custom-shape draw:style-name="gr4" draw:text-style-name="P1" draw:layer="layout" svg:width="2.413cm" svg:height="2.286cm" svg:x="26.156cm" svg:y="7.11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5" draw:text-style-name="P1" draw:layer="layout" svg:width="5.08cm" svg:height="0.762cm" draw:transform="rotate (1.57376338652299) translate (28.559cm 7.097cm)">
          <text:p text:style-name="P1">Network Interface</text:p>
        </draw:rect>
        <draw:custom-shape draw:style-name="gr4" draw:text-style-name="P1" draw:layer="layout" svg:width="2.413cm" svg:height="2.286cm" svg:x="23.616cm" svg:y="7.115cm">
          <text:p text:style-name="P1">Sessio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2.413cm" svg:height="2.286cm" svg:x="21.076cm" svg:y="7.115cm">
          <text:p text:style-name="P1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6" draw:text-style-name="P1" draw:layer="layout" svg:width="4.953cm" svg:height="2.432cm" svg:x="21.03cm" svg:y="2.016cm">
          <text:p text:style-name="P1">Web App</text:p>
        </draw:rect>
        <draw:frame draw:style-name="gr3" draw:layer="layout" svg:width="1.446cm" svg:height="0.962cm" svg:x="20.268cm" svg:y="0.365cm">
          <draw:text-box>
            <text:p>VM</text:p>
          </draw:text-box>
        </draw:frame>
        <draw:frame draw:style-name="gr3" draw:layer="layout" svg:width="2.111cm" svg:height="0.962cm" svg:x="9.521cm" svg:y="0.365cm">
          <draw:text-box>
            <text:p>Proxy</text:p>
          </draw:text-box>
        </draw:frame>
        <draw:rect draw:style-name="gr7" draw:text-style-name="P1" xml:id="id1" draw:id="id1" draw:layer="layout" svg:width="7.366cm" svg:height="1.778cm" svg:x="9.854cm" svg:y="2.343cm">
          <text:p text:style-name="P1">HTTP</text:p>
        </draw:rect>
        <draw:rect draw:style-name="gr8" draw:text-style-name="P1" xml:id="id3" draw:id="id3" draw:layer="layout" svg:width="4.318cm" svg:height="4.064cm" svg:x="13.029cm" svg:y="5.572cm">
          <text:p/>
        </draw:rect>
        <draw:polygon draw:style-name="gr9" draw:text-style-name="P1" draw:layer="layout" svg:width="10.54cm" svg:height="4.082cm" svg:x="17.093cm" svg:y="2.016cm" svg:viewBox="0 0 10541 4083" draw:points="10033,0 10541,0 10541,4083 254,4083 0,3937 254,3810 0,3683 254,3575 10033,3575">
          <text:p/>
        </draw:polygon>
        <draw:rect draw:style-name="gr5" draw:text-style-name="P2" draw:layer="layout" svg:width="4.037cm" svg:height="0.889cm" svg:x="13.156cm" svg:y="7.623cm">
          <text:p text:style-name="P2"><text:span text:style-name="T1">XDebug</text:span></text:p>
        </draw:rect>
        <draw:rect draw:style-name="gr5" draw:text-style-name="P2" draw:layer="layout" svg:width="4.037cm" svg:height="0.889cm" svg:x="13.156cm" svg:y="6.734cm">
          <text:p text:style-name="P2"><text:span text:style-name="T1">MySQL</text:span></text:p>
        </draw:rect>
        <draw:rect draw:style-name="gr5" draw:text-style-name="P2" draw:layer="layout" svg:width="4.037cm" svg:height="0.889cm" svg:x="13.156cm" svg:y="8.512cm">
          <text:p text:style-name="P2"><text:span text:style-name="T1">File</text:span></text:p>
        </draw:rect>
        <draw:line draw:style-name="gr10" draw:text-style-name="P1" draw:layer="layout" svg:x1="6.019cm" svg:y1="2.651cm" svg:x2="9.702cm" svg:y2="2.651cm">
          <text:p/>
        </draw:line>
        <draw:line draw:style-name="gr10" draw:text-style-name="P1" draw:layer="layout" svg:x1="17.347cm" svg:y1="2.651cm" svg:x2="20.903cm" svg:y2="2.651cm">
          <text:p/>
        </draw:line>
        <draw:custom-shape draw:style-name="gr11" draw:text-style-name="P3" draw:layer="layout" svg:width="1.016cm" svg:height="1.016cm" svg:x="7.416cm" svg:y="1.635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3" draw:layer="layout" svg:width="1.016cm" svg:height="1.016cm" svg:x="18.49cm" svg:y="1.635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016cm" svg:height="1.016cm" svg:x="26.237cm" svg:y="4.683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016cm" svg:height="1.016cm" svg:x="16.077cm" svg:y="5.699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016cm" svg:height="1.016cm" svg:x="27.126cm" svg:y="5.699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0.776cm" svg:y1="3.794cm" svg:x2="17.22cm" svg:y2="3.794cm">
          <text:p/>
        </draw:line>
        <draw:custom-shape draw:style-name="gr11" draw:text-style-name="P3" draw:layer="layout" svg:width="1.016cm" svg:height="1.016cm" svg:x="18.617cm" svg:y="3.794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9.702cm" svg:y1="3.794cm" svg:x2="6.146cm" svg:y2="3.794cm">
          <text:p/>
        </draw:line>
        <draw:custom-shape draw:style-name="gr11" draw:text-style-name="P3" draw:layer="layout" svg:width="1.016cm" svg:height="1.016cm" svg:x="7.416cm" svg:y="3.794cm">
          <text:p text:style-name="P3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draw:layer="layout" svg:width="12.064cm" svg:height="3.047cm" svg:x="15.315cm" svg:y="3.667cm" svg:viewBox="0 0 12065 3048" draw:points="12065,0 12065,2159 0,2159 0,3048">
          <text:p/>
        </draw:polyline>
        <draw:custom-shape draw:style-name="gr13" draw:text-style-name="P1" xml:id="id4" draw:id="id4" draw:layer="layout" svg:width="2.513cm" svg:height="2.286cm" svg:x="10.035cm" svg:y="7.223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" xml:id="id2" draw:id="id2" draw:layer="layout" svg:width="1.016cm" svg:height="1.016cm" svg:x="10.77cm" svg:y="4.96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5" draw:text-style-name="P1" draw:layer="layout" svg:x1="13.537cm" svg:y1="4.121cm" svg:x2="11.278cm" svg:y2="4.964cm" draw:start-shape="id1" draw:start-glue-point="2" draw:end-shape="id2" draw:end-glue-point="4" svg:d="M13537 4121v422h-2259v421">
          <text:p/>
        </draw:connector>
        <draw:connector draw:style-name="gr15" draw:text-style-name="P1" draw:layer="layout" svg:x1="15.188cm" svg:y1="5.572cm" svg:x2="11.786cm" svg:y2="5.472cm" draw:start-shape="id3" draw:start-glue-point="0" draw:end-shape="id2" draw:end-glue-point="10" svg:d="M15188 5572v-501h-2780v401h-622">
          <text:p/>
        </draw:connector>
        <draw:connector draw:style-name="gr15" draw:text-style-name="P1" draw:layer="layout" svg:x1="11.278cm" svg:y1="5.98cm" svg:x2="11.292cm" svg:y2="7.223cm" draw:start-shape="id2" draw:start-glue-point="8" draw:end-shape="id4" draw:end-glue-point="5" svg:d="M11278 5980v622h14v621">
          <text:p/>
        </draw:connector>
        <draw:line draw:style-name="gr16" draw:text-style-name="P1" draw:layer="layout" svg:x1="27.416cm" svg:y1="3.667cm" svg:x2="28.65cm" svg:y2="3.667cm">
          <text:p/>
        </draw:line>
        <draw:line draw:style-name="gr16" draw:text-style-name="P1" draw:layer="layout" svg:x1="25.983cm" svg:y1="3.667cm" svg:x2="27.289cm" svg:y2="3.667cm">
          <text:p/>
        </draw:line>
        <draw:line draw:style-name="gr16" draw:text-style-name="P1" draw:layer="layout" svg:x1="25.475cm" svg:y1="4.557cm" svg:x2="26.273cm" svg:y2="5.699cm">
          <text:p/>
        </draw:line>
        <draw:line draw:style-name="gr16" draw:text-style-name="P1" draw:layer="layout" svg:x1="26.527cm" svg:y1="5.953cm" svg:x2="27.507cm" svg:y2="7.096cm">
          <text:p/>
        </draw:line>
        <draw:line draw:style-name="gr16" draw:text-style-name="P1" draw:layer="layout" svg:x1="23.978cm" svg:y1="4.556cm" svg:x2="24.268cm" svg:y2="5.699cm">
          <text:p/>
        </draw:line>
        <draw:line draw:style-name="gr16" draw:text-style-name="P1" draw:layer="layout" svg:x1="24.368cm" svg:y1="5.953cm" svg:x2="24.713cm" svg:y2="7.096cm">
          <text:p/>
        </draw:line>
        <draw:line draw:style-name="gr16" draw:text-style-name="P1" draw:layer="layout" svg:x1="22.346cm" svg:y1="4.429cm" svg:x2="22.336cm" svg:y2="5.699cm">
          <text:p/>
        </draw:line>
        <draw:line draw:style-name="gr16" draw:text-style-name="P1" draw:layer="layout" svg:x1="22.336cm" svg:y1="5.953cm" svg:x2="22.336cm" svg:y2="7.096cm">
          <text:p/>
        </draw:line>
        <draw:custom-shape draw:style-name="gr17" draw:text-style-name="P4" draw:layer="layout" svg:width="0.762cm" svg:height="0.762cm" svg:x="13.7cm" svg:y="3.794cm">
          <text:p text:style-name="P4"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4" draw:layer="layout" svg:width="0.762cm" svg:height="0.762cm" svg:x="15.224cm" svg:y="4.556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3000 3000" svg:d="M1500 0l1500 2789v211h-114l-1286-2392v2392h-200v-2392l-1286 2392h-114v-211z"/>
    <draw:marker draw:name="Arrowheads_20_2" draw:display-name="Arrowheads 2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carlo Pellegrino</meta:initial-creator>
    <meta:creation-date>2016-04-21T12:25:34</meta:creation-date>
    <dc:date>2016-04-21T15:17:49</dc:date>
    <dc:creator>Giancarlo Pellegrino</dc:creator>
    <meta:editing-duration>PT2H36M48S</meta:editing-duration>
    <meta:editing-cycles>3</meta:editing-cycles>
    <meta:generator>OpenOffice/4.1.1$Unix OpenOffice.org_project/411m6$Build-9775</meta:generator>
    <meta:document-statistic meta:object-count="43"/>
  </office:meta>
</office:document-meta>
</file>